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E000000158C948F67393A0E81.png" manifest:media-type="image/png"/>
  <manifest:file-entry manifest:full-path="Pictures/100002010000008600000016AF83A16E190008F8.png" manifest:media-type="image/png"/>
  <manifest:file-entry manifest:full-path="Pictures/1000020100000047000000120CAAF3AC407F2E74.png" manifest:media-type="image/png"/>
  <manifest:file-entry manifest:full-path="Pictures/100002010000006E0000001A94ED9ED6A7D584A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" svg:font-family="'Open Sans', sans-serif"/>
    <style:font-face style:name="arial" svg:font-family="arial, sans-serif"/>
    <style:font-face style:name="Liberation Serif1" svg:font-family="'Liberation Serif'" style:font-family-generic="roman"/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07736c" officeooo:paragraph-rsid="0004790b" style:font-size-asian="12pt" style:font-size-complex="12pt"/>
    </style:style>
    <style:style style:name="P2" style:family="paragraph" style:parent-style-name="Standard">
      <style:text-properties style:font-name="Arial" fo:font-size="12pt" officeooo:rsid="0006112d" officeooo:paragraph-rsid="0004790b" style:font-size-asian="12pt" style:font-size-complex="12pt"/>
    </style:style>
    <style:style style:name="P3" style:family="paragraph" style:parent-style-name="Standard">
      <style:text-properties style:font-name="Arial" fo:font-size="12pt" officeooo:paragraph-rsid="0004790b" style:font-size-asian="12pt" style:font-size-complex="12pt"/>
    </style:style>
    <style:style style:name="P4" style:family="paragraph" style:parent-style-name="Text_20_body">
      <style:text-properties style:font-name="Arial" fo:font-size="12pt" officeooo:paragraph-rsid="00042676" style:font-size-asian="12pt" style:font-size-complex="12pt"/>
    </style:style>
    <style:style style:name="P5" style:family="paragraph" style:parent-style-name="Text_20_body">
      <style:text-properties style:font-name="Arial" fo:font-size="12pt" officeooo:rsid="0007736c" officeooo:paragraph-rsid="00049f55" style:font-size-asian="12pt" style:font-size-complex="12pt"/>
    </style:style>
    <style:style style:name="P6" style:family="paragraph" style:parent-style-name="Text_20_body">
      <style:text-properties style:font-name="Arial" fo:font-size="12pt" officeooo:rsid="00049f55" officeooo:paragraph-rsid="00049f55" style:font-size-asian="12pt" style:font-size-complex="12pt"/>
    </style:style>
    <style:style style:name="P7" style:family="paragraph" style:parent-style-name="Text_20_body">
      <style:text-properties style:font-name="Arial" fo:font-size="12pt" officeooo:rsid="00076c6e" officeooo:paragraph-rsid="00076c6e" style:font-size-asian="12pt" style:font-size-complex="12pt"/>
    </style:style>
    <style:style style:name="P8" style:family="paragraph" style:parent-style-name="Text_20_body">
      <style:text-properties style:font-name="Arial" fo:font-size="12pt" officeooo:rsid="00076c6e" officeooo:paragraph-rsid="0008e754" style:font-size-asian="12pt" style:font-size-complex="12pt"/>
    </style:style>
    <style:style style:name="P9" style:family="paragraph" style:parent-style-name="Text_20_body">
      <style:text-properties style:font-name="Arial" fo:font-size="12pt" officeooo:rsid="0008e754" officeooo:paragraph-rsid="0008e754" style:font-size-asian="12pt" style:font-size-complex="12pt"/>
    </style:style>
    <style:style style:name="P10" style:family="paragraph" style:parent-style-name="Text_20_body">
      <style:text-properties style:font-name="Arial" fo:font-size="12pt" officeooo:paragraph-rsid="000b35da" style:font-size-asian="12pt" style:font-size-complex="12pt"/>
    </style:style>
    <style:style style:name="P11" style:family="paragraph" style:parent-style-name="Text_20_body">
      <style:text-properties style:font-name="Arial" fo:font-size="12pt" officeooo:paragraph-rsid="00049f55" style:font-size-asian="12pt" style:font-size-complex="12pt"/>
    </style:style>
    <style:style style:name="P12" style:family="paragraph" style:parent-style-name="Text_20_body">
      <style:text-properties style:font-name="Arial" fo:font-size="12pt" officeooo:rsid="00056cbc" officeooo:paragraph-rsid="00056cbc" style:font-size-asian="12pt" style:font-size-complex="12pt"/>
    </style:style>
    <style:style style:name="P13" style:family="paragraph" style:parent-style-name="Text_20_body">
      <style:text-properties style:font-name="Arial" fo:font-size="12pt" officeooo:paragraph-rsid="0008e754" style:font-size-asian="12pt" style:font-size-complex="12pt"/>
    </style:style>
    <style:style style:name="P14" style:family="paragraph" style:parent-style-name="Text_20_body">
      <style:text-properties style:font-name="Arial" fo:font-size="12pt" officeooo:paragraph-rsid="0008fb72" style:font-size-asian="12pt" style:font-size-complex="12pt"/>
    </style:style>
    <style:style style:name="P15" style:family="paragraph" style:parent-style-name="Text_20_body">
      <style:text-properties style:font-name="Arial" fo:font-size="12pt" officeooo:rsid="000a9b99" officeooo:paragraph-rsid="00042676" style:font-size-asian="12pt" style:font-size-complex="12pt"/>
    </style:style>
    <style:style style:name="P16" style:family="paragraph" style:parent-style-name="Text_20_body">
      <style:text-properties style:font-name="Arial" fo:font-size="12pt" officeooo:paragraph-rsid="000ba2e5" style:font-size-asian="12pt" style:font-size-complex="12pt"/>
    </style:style>
    <style:style style:name="P17" style:family="paragraph" style:parent-style-name="Text_20_body">
      <style:text-properties style:font-name="Arial" fo:font-size="12pt" officeooo:rsid="000ba2e5" officeooo:paragraph-rsid="000ba2e5" style:font-size-asian="12pt" style:font-size-complex="12pt"/>
    </style:style>
    <style:style style:name="P18" style:family="paragraph" style:parent-style-name="Text_20_body">
      <style:text-properties style:font-name="Arial" fo:font-size="12pt" officeooo:paragraph-rsid="000d1098" style:font-size-asian="12pt" style:font-size-complex="12pt"/>
    </style:style>
    <style:style style:name="P19" style:family="paragraph" style:parent-style-name="Text_20_body">
      <style:text-properties style:font-name="Arial" fo:font-size="12pt" officeooo:rsid="000eecff" officeooo:paragraph-rsid="000fc9bd" style:font-size-asian="12pt" style:font-size-complex="12pt"/>
    </style:style>
    <style:style style:name="P20" style:family="paragraph" style:parent-style-name="Text_20_body">
      <style:text-properties style:font-name="Arial" fo:font-size="12pt" officeooo:paragraph-rsid="00112400" style:font-size-asian="12pt" style:font-size-complex="12pt"/>
    </style:style>
    <style:style style:name="P21" style:family="paragraph" style:parent-style-name="Text_20_body">
      <style:text-properties style:font-name="Arial" fo:font-size="12pt" officeooo:paragraph-rsid="000eecff" style:font-size-asian="12pt" style:font-size-complex="12pt"/>
    </style:style>
    <style:style style:name="P22" style:family="paragraph" style:parent-style-name="Text_20_body">
      <style:text-properties officeooo:paragraph-rsid="0011649d"/>
    </style:style>
    <style:style style:name="T1" style:family="text">
      <style:text-properties fo:font-variant="normal" fo:text-transform="none" fo:color="#202124" style:font-name="Arial" fo:font-size="12pt" fo:letter-spacing="normal" fo:font-style="normal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normal" officeooo:rsid="0006112d" style:font-name-asian="Liberation Serif1" style:font-size-asian="12pt" style:font-weight-asian="normal" style:font-name-complex="Liberation Serif1" style:font-size-complex="12pt" style:font-weight-complex="normal"/>
    </style:style>
    <style:style style:name="T3" style:family="text">
      <style:text-properties fo:font-variant="normal" fo:text-transform="none" fo:color="#202124" style:font-name="Arial" fo:font-size="12pt" fo:letter-spacing="normal" fo:font-style="normal" fo:font-weight="normal" officeooo:rsid="000ba2e5" style:font-name-asian="Liberation Serif1" style:font-size-asian="12pt" style:font-weight-asian="normal" style:font-name-complex="Liberation Serif1" style:font-size-complex="12pt" style:font-weight-complex="normal"/>
    </style:style>
    <style:style style:name="T4" style:family="text">
      <style:text-properties fo:font-variant="normal" fo:text-transform="none" fo:color="#202124" style:font-name="Arial" fo:font-size="12pt" fo:letter-spacing="normal" fo:font-style="normal" fo:font-weight="normal" officeooo:rsid="000bfa5f" style:font-name-asian="Liberation Serif1" style:font-size-asian="12pt" style:font-weight-asian="normal" style:font-name-complex="Liberation Serif1" style:font-size-complex="12pt" style:font-weight-complex="normal"/>
    </style:style>
    <style:style style:name="T5" style:family="text">
      <style:text-properties fo:font-variant="normal" fo:text-transform="none" fo:color="#202124" style:font-name="Arial" fo:font-size="12pt" fo:letter-spacing="normal" fo:font-style="normal" fo:font-weight="normal" officeooo:rsid="000d1098" style:font-name-asian="Liberation Serif1" style:font-size-asian="12pt" style:font-weight-asian="normal" style:font-name-complex="Liberation Serif1" style:font-size-complex="12pt" style:font-weight-complex="normal"/>
    </style:style>
    <style:style style:name="T6" style:family="text">
      <style:text-properties fo:font-variant="normal" fo:text-transform="none" fo:color="#202124" style:font-name="Arial" fo:font-size="12pt" fo:letter-spacing="normal" fo:font-style="normal" fo:font-weight="normal" officeooo:rsid="000fc9bd" style:font-name-asian="Liberation Serif1" style:font-size-asian="12pt" style:font-weight-asian="normal" style:font-name-complex="Liberation Serif1" style:font-size-complex="12pt" style:font-weight-complex="normal"/>
    </style:style>
    <style:style style:name="T7" style:family="text">
      <style:text-properties fo:font-variant="normal" fo:text-transform="none" fo:color="#202124" style:font-name="Arial" fo:font-size="12pt" fo:letter-spacing="normal" fo:font-style="normal" fo:font-weight="normal" officeooo:rsid="00112400" style:font-name-asian="Liberation Serif1" style:font-size-asian="12pt" style:font-weight-asian="normal" style:font-name-complex="Liberation Serif1" style:font-size-complex="12pt" style:font-weight-complex="normal"/>
    </style:style>
    <style:style style:name="T8" style:family="text">
      <style:text-properties fo:font-variant="normal" fo:text-transform="none" fo:color="#202124" style:font-name="Arial" fo:font-size="12pt" fo:letter-spacing="normal" fo:font-style="normal" fo:font-weight="normal" officeooo:rsid="000e54f3" style:font-name-asian="Liberation Serif1" style:font-size-asian="12pt" style:font-weight-asian="normal" style:font-name-complex="Liberation Serif1" style:font-size-complex="12pt" style:font-weight-complex="normal"/>
    </style:style>
    <style:style style:name="T9" style:family="text">
      <style:text-properties fo:font-variant="normal" fo:text-transform="none" fo:color="#202124" style:font-name="Arial" fo:font-size="12pt" fo:letter-spacing="normal" fo:font-style="normal" fo:font-weight="normal" officeooo:rsid="0011649d" style:font-name-asian="Liberation Serif1" style:font-size-asian="12pt" style:font-weight-asian="normal" style:font-name-complex="Liberation Serif1" style:font-size-complex="12pt" style:font-weight-complex="normal"/>
    </style:style>
    <style:style style:name="T10" style:family="text">
      <style:text-properties fo:font-variant="normal" fo:text-transform="none" fo:color="#202124" style:font-name="Arial" fo:font-size="12pt" fo:letter-spacing="normal" fo:font-style="normal" fo:font-weight="normal" officeooo:rsid="000eecff" style:font-name-asian="Liberation Serif1" style:font-size-asian="12pt" style:font-weight-asian="normal" style:font-name-complex="Liberation Serif1" style:font-size-complex="12pt" style:font-weight-complex="normal"/>
    </style:style>
    <style:style style:name="T11" style:family="text">
      <style:text-properties fo:font-variant="normal" fo:text-transform="none" fo:color="#202124" style:font-name="Arial" fo:font-size="12pt" fo:letter-spacing="normal" fo:font-style="normal" fo:font-weight="normal" officeooo:rsid="0009216e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202124" fo:font-size="12pt" fo:letter-spacing="normal" fo:font-style="normal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13" style:family="text">
      <style:text-properties fo:font-variant="normal" fo:text-transform="none" fo:color="#202124" fo:font-size="12pt" fo:letter-spacing="normal" fo:font-style="normal" fo:font-weight="normal" officeooo:rsid="0006112d" style:font-name-asian="Liberation Serif1" style:font-size-asian="12pt" style:font-weight-asian="normal" style:font-name-complex="Liberation Serif1" style:font-size-complex="12pt" style:font-weight-complex="normal"/>
    </style:style>
    <style:style style:name="T14" style:family="text">
      <style:text-properties fo:font-variant="normal" fo:text-transform="none" fo:color="#202124" fo:font-size="12pt" fo:letter-spacing="normal" fo:font-style="normal" fo:font-weight="normal" officeooo:rsid="000bfa5f" style:font-name-asian="Liberation Serif1" style:font-size-asian="12pt" style:font-weight-asian="normal" style:font-name-complex="Liberation Serif1" style:font-size-complex="12pt" style:font-weight-complex="normal"/>
    </style:style>
    <style:style style:name="T15" style:family="text">
      <style:text-properties fo:font-variant="normal" fo:text-transform="none" fo:color="#202124" fo:font-size="12pt" fo:letter-spacing="normal" fo:font-style="normal" fo:font-weight="normal" officeooo:rsid="000d1098" style:font-name-asian="Liberation Serif1" style:font-size-asian="12pt" style:font-weight-asian="normal" style:font-name-complex="Liberation Serif1" style:font-size-complex="12pt" style:font-weight-complex="normal"/>
    </style:style>
    <style:style style:name="T16" style:family="text">
      <style:text-properties fo:font-variant="normal" fo:text-transform="none" fo:color="#202124" fo:font-size="12pt" fo:letter-spacing="normal" fo:font-style="normal" fo:font-weight="normal" officeooo:rsid="00112400" style:font-name-asian="Liberation Serif1" style:font-size-asian="12pt" style:font-weight-asian="normal" style:font-name-complex="Liberation Serif1" style:font-size-complex="12pt" style:font-weight-complex="normal"/>
    </style:style>
    <style:style style:name="T17" style:family="text">
      <style:text-properties fo:font-variant="normal" fo:text-transform="none" fo:color="#202124" fo:font-size="12pt" fo:letter-spacing="normal" fo:font-style="normal" fo:font-weight="normal" officeooo:rsid="000e54f3" style:font-name-asian="Liberation Serif1" style:font-size-asian="12pt" style:font-weight-asian="normal" style:font-name-complex="Liberation Serif1" style:font-size-complex="12pt" style:font-weight-complex="normal"/>
    </style:style>
    <style:style style:name="T18" style:family="text">
      <style:text-properties fo:font-variant="normal" fo:text-transform="none" fo:color="#202124" fo:font-size="12pt" fo:letter-spacing="normal" fo:font-style="normal" fo:font-weight="normal" officeooo:rsid="000fc9bd" style:font-name-asian="Liberation Serif1" style:font-size-asian="12pt" style:font-weight-asian="normal" style:font-name-complex="Liberation Serif1" style:font-size-complex="12pt" style:font-weight-complex="normal"/>
    </style:style>
    <style:style style:name="T19" style:family="text">
      <style:text-properties fo:font-variant="normal" fo:text-transform="none" fo:color="#202124" fo:letter-spacing="normal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202124" fo:letter-spacing="normal" fo:font-style="normal" fo:font-weight="normal" officeooo:rsid="0009216e" style:font-weight-asian="normal" style:font-weight-complex="normal"/>
    </style:style>
    <style:style style:name="T21" style:family="text">
      <style:text-properties fo:font-variant="normal" fo:text-transform="none" fo:color="#202124" fo:letter-spacing="normal" fo:font-style="normal" fo:font-weight="normal" officeooo:rsid="0013893e" style:font-weight-asian="normal" style:font-weight-complex="normal"/>
    </style:style>
    <style:style style:name="T22" style:family="text">
      <style:text-properties fo:font-variant="normal" fo:text-transform="none" fo:color="#202124" fo:letter-spacing="normal" fo:font-style="normal" fo:font-weight="normal" officeooo:rsid="0008e754" style:font-weight-asian="normal" style:font-weight-complex="normal"/>
    </style:style>
    <style:style style:name="T23" style:family="text">
      <style:text-properties fo:font-variant="normal" fo:text-transform="none" fo:color="#202124" fo:letter-spacing="normal" fo:font-style="normal" fo:font-weight="normal" officeooo:rsid="00049f55" style:font-weight-asian="normal" style:font-weight-complex="normal"/>
    </style:style>
    <style:style style:name="T24" style:family="text">
      <style:text-properties fo:font-variant="normal" fo:text-transform="none" fo:color="#202124" fo:letter-spacing="normal" fo:font-style="normal" fo:font-weight="normal" officeooo:rsid="00141638" style:font-weight-asian="normal" style:font-weight-complex="normal"/>
    </style:style>
    <style:style style:name="T25" style:family="text">
      <style:text-properties fo:font-variant="normal" fo:text-transform="none" fo:color="#202124" fo:letter-spacing="normal" fo:font-style="normal" fo:font-weight="normal" officeooo:rsid="000a20a1" style:font-weight-asian="normal" style:font-weight-complex="normal"/>
    </style:style>
    <style:style style:name="T26" style:family="text">
      <style:text-properties fo:font-variant="normal" fo:text-transform="none" fo:color="#202124" fo:letter-spacing="normal" fo:font-style="normal" fo:font-weight="normal" officeooo:rsid="000a9b99" style:font-weight-asian="normal" style:font-weight-complex="normal"/>
    </style:style>
    <style:style style:name="T27" style:family="text">
      <style:text-properties fo:font-variant="normal" fo:text-transform="none" fo:color="#202124" fo:letter-spacing="normal" fo:font-style="normal" fo:font-weight="normal" officeooo:rsid="0006112d" style:font-name-asian="Liberation Serif1" style:font-name-complex="Liberation Serif1"/>
    </style:style>
    <style:style style:name="T28" style:family="text">
      <style:text-properties fo:font-variant="normal" fo:text-transform="none" fo:color="#202124" fo:letter-spacing="normal" fo:font-style="normal" fo:font-weight="normal" officeooo:rsid="0019c36d" style:font-name-asian="Liberation Serif1" style:font-name-complex="Liberation Serif1"/>
    </style:style>
    <style:style style:name="T29" style:family="text">
      <style:text-properties fo:font-variant="normal" fo:text-transform="none" fo:color="#202124" fo:letter-spacing="normal" fo:font-style="normal" fo:font-weight="normal" officeooo:rsid="0004790b" style:font-name-asian="Liberation Serif1" style:font-name-complex="Liberation Serif1"/>
    </style:style>
    <style:style style:name="T30" style:family="text">
      <style:text-properties fo:font-variant="normal" fo:text-transform="none" fo:color="#202124" fo:letter-spacing="normal" fo:font-style="normal" fo:font-weight="normal" style:font-name-asian="Liberation Serif1" style:font-weight-asian="normal" style:font-name-complex="Liberation Serif1" style:font-weight-complex="normal"/>
    </style:style>
    <style:style style:name="T31" style:family="text">
      <style:text-properties fo:font-variant="normal" fo:text-transform="none" fo:color="#202124" fo:letter-spacing="normal" fo:font-style="normal" fo:font-weight="normal" officeooo:rsid="0009216e" style:font-name-asian="Liberation Serif1" style:font-weight-asian="normal" style:font-name-complex="Liberation Serif1" style:font-weight-complex="normal"/>
    </style:style>
    <style:style style:name="T32" style:family="text">
      <style:text-properties fo:font-variant="normal" fo:text-transform="none" fo:color="#202124" fo:letter-spacing="normal" fo:font-style="normal" fo:font-weight="normal" officeooo:rsid="000a9b99" style:font-name-asian="Liberation Serif1" style:font-weight-asian="normal" style:font-name-complex="Liberation Serif1" style:font-weight-complex="normal"/>
    </style:style>
    <style:style style:name="T33" style:family="text">
      <style:text-properties fo:font-variant="normal" fo:text-transform="none" fo:color="#202124" fo:letter-spacing="normal" fo:font-style="normal" fo:font-weight="normal" officeooo:rsid="0009b44c" style:font-name-asian="Liberation Serif1" style:font-weight-asian="normal" style:font-name-complex="Liberation Serif1" style:font-weight-complex="normal"/>
    </style:style>
    <style:style style:name="T34" style:family="text">
      <style:text-properties fo:font-variant="normal" fo:text-transform="none" fo:color="#202124" fo:letter-spacing="normal" fo:font-style="normal" fo:font-weight="normal" officeooo:rsid="0006112d" style:font-name-asian="Liberation Serif1" style:font-weight-asian="normal" style:font-name-complex="Liberation Serif1" style:font-weight-complex="normal"/>
    </style:style>
    <style:style style:name="T35" style:family="text">
      <style:text-properties fo:font-variant="normal" fo:text-transform="none" fo:color="#202124" fo:letter-spacing="normal" fo:font-style="normal" fo:font-weight="normal" officeooo:rsid="000a20a1" style:font-name-asian="Liberation Serif1" style:font-weight-asian="normal" style:font-name-complex="Liberation Serif1" style:font-weight-complex="normal"/>
    </style:style>
    <style:style style:name="T36" style:family="text">
      <style:text-properties fo:font-variant="normal" fo:text-transform="none" fo:color="#202124" fo:letter-spacing="normal" fo:font-style="normal" fo:font-weight="normal" officeooo:rsid="000b35da" style:font-name-asian="Liberation Serif1" style:font-weight-asian="normal" style:font-name-complex="Liberation Serif1" style:font-weight-complex="normal"/>
    </style:style>
    <style:style style:name="T37" style:family="text">
      <style:text-properties fo:font-variant="normal" fo:text-transform="none" fo:color="#202124" fo:letter-spacing="normal" fo:font-style="normal" fo:font-weight="normal" officeooo:rsid="000ba2e5" style:font-name-asian="Liberation Serif1" style:font-weight-asian="normal" style:font-name-complex="Liberation Serif1" style:font-weight-complex="normal"/>
    </style:style>
    <style:style style:name="T38" style:family="text">
      <style:text-properties fo:font-variant="normal" fo:text-transform="none" fo:color="#202124" fo:letter-spacing="normal" fo:font-style="normal" fo:font-weight="normal" officeooo:rsid="000bfa5f" style:font-name-asian="Liberation Serif1" style:font-weight-asian="normal" style:font-name-complex="Liberation Serif1" style:font-weight-complex="normal"/>
    </style:style>
    <style:style style:name="T39" style:family="text">
      <style:text-properties fo:font-variant="normal" fo:text-transform="none" fo:color="#202124" fo:letter-spacing="normal" fo:font-style="normal" fo:font-weight="normal" officeooo:rsid="000d1098" style:font-name-asian="Liberation Serif1" style:font-weight-asian="normal" style:font-name-complex="Liberation Serif1" style:font-weight-complex="normal"/>
    </style:style>
    <style:style style:name="T40" style:family="text">
      <style:text-properties fo:font-variant="normal" fo:text-transform="none" fo:color="#202124" fo:letter-spacing="normal" fo:font-style="normal" fo:font-weight="normal" officeooo:rsid="000e54f3" style:font-name-asian="Liberation Serif1" style:font-weight-asian="normal" style:font-name-complex="Liberation Serif1" style:font-weight-complex="normal"/>
    </style:style>
    <style:style style:name="T41" style:family="text">
      <style:text-properties fo:font-variant="normal" fo:text-transform="none" fo:color="#202124" fo:letter-spacing="normal" fo:font-style="normal" fo:font-weight="normal" officeooo:rsid="00112400" style:font-name-asian="Liberation Serif1" style:font-weight-asian="normal" style:font-name-complex="Liberation Serif1" style:font-weight-complex="normal"/>
    </style:style>
    <style:style style:name="T42" style:family="text">
      <style:text-properties fo:font-variant="normal" fo:text-transform="none" fo:color="#202124" fo:letter-spacing="normal" fo:font-style="normal" fo:font-weight="normal" officeooo:rsid="000fc9bd" style:font-name-asian="Liberation Serif1" style:font-weight-asian="normal" style:font-name-complex="Liberation Serif1" style:font-weight-complex="normal"/>
    </style:style>
    <style:style style:name="T43" style:family="text">
      <style:text-properties fo:font-variant="normal" fo:text-transform="none" fo:color="#202124" fo:letter-spacing="normal" fo:font-style="normal" fo:font-weight="normal" officeooo:rsid="0011649d" style:font-name-asian="Liberation Serif1" style:font-weight-asian="normal" style:font-name-complex="Liberation Serif1" style:font-weight-complex="normal"/>
    </style:style>
    <style:style style:name="T44" style:family="text">
      <style:text-properties fo:font-variant="normal" fo:text-transform="none" fo:color="#202124" fo:letter-spacing="normal" fo:font-style="normal" fo:font-weight="normal" style:font-name-asian="Arial1" style:font-weight-asian="normal" style:font-name-complex="Arial1" style:font-weight-complex="normal"/>
    </style:style>
    <style:style style:name="T45" style:family="text">
      <style:text-properties fo:font-variant="normal" fo:text-transform="none" fo:color="#202124" fo:letter-spacing="normal" fo:font-style="normal" fo:font-weight="normal" officeooo:rsid="000a20a1" style:font-name-asian="Arial1" style:font-weight-asian="normal" style:font-name-complex="Arial1" style:font-weight-complex="normal"/>
    </style:style>
    <style:style style:name="T46" style:family="text">
      <style:text-properties fo:font-variant="normal" fo:text-transform="none" fo:color="#202124" fo:letter-spacing="normal" fo:font-style="normal" fo:font-weight="normal" officeooo:rsid="000b35da" style:font-name-asian="Arial1" style:font-weight-asian="normal" style:font-name-complex="Arial1" style:font-weight-complex="normal"/>
    </style:style>
    <style:style style:name="T47" style:family="text">
      <style:text-properties fo:font-variant="normal" fo:text-transform="none" fo:color="#202124" style:font-name="arial" fo:font-size="10.5pt" fo:letter-spacing="normal" fo:font-style="normal" fo:font-weight="normal" officeooo:rsid="0011649d" style:font-name-asian="Liberation Serif1" style:font-size-asian="12pt" style:font-weight-asian="normal" style:font-name-complex="Liberation Serif1" style:font-size-complex="12pt" style:font-weight-complex="normal"/>
    </style:style>
    <style:style style:name="T48" style:family="text">
      <style:text-properties fo:font-variant="normal" fo:text-transform="none" fo:color="#202124" style:font-name="arial" fo:font-size="10.5pt" fo:letter-spacing="normal" fo:font-style="normal" fo:font-weight="normal" officeooo:rsid="0011649d" style:font-name-asian="Liberation Serif1" style:font-weight-asian="normal" style:font-name-complex="Liberation Serif1" style:font-weight-complex="normal"/>
    </style:style>
    <style:style style:name="T49" style:family="text">
      <style:text-properties fo:font-variant="normal" fo:text-transform="none" fo:color="#0d0d0d" style:font-name="Open Sans" fo:font-size="10.5pt" fo:letter-spacing="normal" fo:font-style="normal" fo:font-weight="normal" officeooo:rsid="000d1098" style:font-name-asian="Liberation Serif1" style:font-weight-asian="normal" style:font-name-complex="Liberation Serif1" style:font-weight-complex="normal"/>
    </style:style>
    <style:style style:name="T50" style:family="text">
      <style:text-properties fo:font-variant="normal" fo:text-transform="none" fo:color="#0d0d0d" fo:font-size="10.5pt" fo:letter-spacing="normal" fo:font-style="normal" fo:font-weight="normal" officeooo:rsid="000d1098" style:font-name-asian="Liberation Serif1" style:font-weight-asian="normal" style:font-name-complex="Liberation Serif1" style:font-weight-complex="normal"/>
    </style:style>
    <style:style style:name="T51" style:family="text">
      <style:text-properties fo:font-variant="normal" fo:text-transform="none" fo:color="#0d0d0d" fo:letter-spacing="normal" fo:font-style="normal" fo:font-weight="normal" style:font-weight-asian="normal" style:font-weight-complex="normal"/>
    </style:style>
    <style:style style:name="T52" style:family="text">
      <style:text-properties fo:font-variant="normal" fo:text-transform="none" fo:color="#0d0d0d" fo:letter-spacing="normal" fo:font-style="normal" fo:font-weight="normal" officeooo:rsid="0009216e" style:font-weight-asian="normal" style:font-weight-complex="normal"/>
    </style:style>
    <style:style style:name="T53" style:family="text">
      <style:text-properties fo:font-variant="normal" fo:text-transform="none" fo:color="#0d0d0d" fo:letter-spacing="normal" fo:font-style="normal" fo:font-weight="normal" officeooo:rsid="00042676" style:font-weight-asian="normal" style:font-weight-complex="normal"/>
    </style:style>
    <style:style style:name="T54" style:family="text">
      <style:text-properties fo:font-variant="normal" fo:text-transform="none" fo:color="#0d0d0d" fo:letter-spacing="normal" fo:font-style="normal" fo:font-weight="normal" officeooo:rsid="0004790b" style:font-weight-asian="normal" style:font-weight-complex="normal"/>
    </style:style>
    <style:style style:name="T55" style:family="text">
      <style:text-properties fo:font-variant="normal" fo:text-transform="none" fo:color="#0d0d0d" fo:letter-spacing="normal" fo:font-style="normal" fo:font-weight="normal" officeooo:rsid="00073911" style:font-weight-asian="normal" style:font-weight-complex="normal"/>
    </style:style>
    <style:style style:name="T56" style:family="text">
      <style:text-properties fo:font-variant="normal" fo:text-transform="none" fo:color="#0d0d0d" fo:letter-spacing="normal" fo:font-style="normal" fo:font-weight="normal" officeooo:rsid="00049f55" style:font-weight-asian="normal" style:font-weight-complex="normal"/>
    </style:style>
    <style:style style:name="T57" style:family="text">
      <style:text-properties fo:font-variant="normal" fo:text-transform="none" fo:color="#0d0d0d" fo:letter-spacing="normal" fo:font-style="normal" fo:font-weight="normal" officeooo:rsid="00056cbc" style:font-weight-asian="normal" style:font-weight-complex="normal"/>
    </style:style>
    <style:style style:name="T58" style:family="text">
      <style:text-properties fo:font-variant="normal" fo:text-transform="none" fo:color="#0d0d0d" fo:letter-spacing="normal" fo:font-style="normal" fo:font-weight="normal" officeooo:rsid="000a9b99" style:font-name-asian="Liberation Serif1" style:font-weight-asian="normal" style:font-name-complex="Liberation Serif1" style:font-weight-complex="normal"/>
    </style:style>
    <style:style style:name="T59" style:family="text">
      <style:text-properties fo:font-variant="normal" fo:text-transform="none" fo:color="#0d0d0d" fo:letter-spacing="normal" fo:font-style="normal" fo:font-weight="normal" officeooo:rsid="000bfa5f" style:font-name-asian="Liberation Serif1" style:font-weight-asian="normal" style:font-name-complex="Liberation Serif1" style:font-weight-complex="normal"/>
    </style:style>
    <style:style style:name="T60" style:family="text">
      <style:text-properties fo:font-variant="normal" fo:text-transform="none" fo:color="#0d0d0d" fo:letter-spacing="normal" fo:font-style="normal" fo:font-weight="normal" officeooo:rsid="000e54f3" style:font-name-asian="Liberation Serif1" style:font-weight-asian="normal" style:font-name-complex="Liberation Serif1" style:font-weight-complex="normal"/>
    </style:style>
    <style:style style:name="T61" style:family="text">
      <style:text-properties fo:font-variant="normal" fo:text-transform="none" fo:color="#0d0d0d" fo:letter-spacing="normal" fo:font-style="normal" fo:font-weight="normal" officeooo:rsid="000d1098" style:font-name-asian="Liberation Serif1" style:font-weight-asian="normal" style:font-name-complex="Liberation Serif1" style:font-weight-complex="normal"/>
    </style:style>
    <style:style style:name="T62" style:family="text">
      <style:text-properties fo:font-variant="normal" fo:text-transform="none" fo:color="#202122" fo:letter-spacing="normal" officeooo:rsid="0006112d" style:font-name-asian="Liberation Serif1" style:font-name-complex="Liberation Serif1"/>
    </style:style>
    <style:style style:name="T63" style:family="text">
      <style:text-properties fo:font-variant="normal" fo:text-transform="none" fo:color="#202122" fo:letter-spacing="normal" officeooo:rsid="0007736c" style:font-name-asian="Liberation Serif1" style:font-name-complex="Liberation Serif1"/>
    </style:style>
    <style:style style:name="T64" style:family="text">
      <style:text-properties fo:font-variant="normal" fo:text-transform="none" fo:color="#202122" fo:letter-spacing="normal" fo:font-style="normal" fo:font-weight="normal" officeooo:rsid="0009216e" style:font-name-asian="Liberation Serif1" style:font-weight-asian="normal" style:font-name-complex="Liberation Serif1" style:font-weight-complex="normal"/>
    </style:style>
    <style:style style:name="T65" style:family="text">
      <style:text-properties fo:font-variant="normal" fo:text-transform="none" fo:color="#202122" fo:letter-spacing="normal" fo:font-style="normal" fo:font-weight="normal" officeooo:rsid="0006112d" style:font-name-asian="Liberation Serif1" style:font-weight-asian="normal" style:font-name-complex="Liberation Serif1" style:font-weight-complex="normal"/>
    </style:style>
    <style:style style:name="T66" style:family="text">
      <style:text-properties officeooo:rsid="0006112d"/>
    </style:style>
    <style:style style:name="T67" style:family="text">
      <style:text-properties officeooo:rsid="0006112d" style:font-name-asian="Liberation Serif1" style:font-name-complex="Liberation Serif1"/>
    </style:style>
    <style:style style:name="T68" style:family="text">
      <style:text-properties officeooo:rsid="0007736c" style:font-name-asian="Liberation Serif1" style:font-name-complex="Liberation Serif1"/>
    </style:style>
    <style:style style:name="T69" style:family="text">
      <style:text-properties officeooo:rsid="0004790b" style:font-name-asian="Liberation Serif1" style:font-name-complex="Liberation Serif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0">1 - </text:span><text:span text:style-name="T52">Mostre que a afirmativa </text:span><text:span text:style-name="T20"><draw:frame draw:style-name="fr1" draw:name="Figura10" text:anchor-type="as-char" svg:width="1.997cm" svg:height="0.497cm" draw:z-index="2"><draw:image xlink:href="https://chart.googleapis.com/chart?cht=tx&amp;chf=a,s,000000%7Cbg,s,FFFFFF00&amp;chl=%24(%5Calpha%5Cwedge%5Cbeta)%5Crightarrow%5Calpha%24" xlink:type="simple" xlink:show="embed" xlink:actuate="onLoad" loext:mime-type="image/png"/><svg:title>$(\alpha\wedge\beta)\rightarrow\alpha$</svg:title></draw:frame></text:span><text:span text:style-name="T52"> é válida</text:span><text:span text:style-name="T20">.</text:span></text:p>
      <text:p text:style-name="P2">Provaremos por demonstração direta:</text:p>
      <text:p text:style-name="P3"><text:span text:style-name="T67">(ɑ </text:span><text:span text:style-name="T28">˄</text:span><text:span text:style-name="T27"> </text:span><text:span text:style-name="T67"><text:s/>β) →</text:span><text:span text:style-name="T66">ɑ</text:span><text:span text:style-name="T67">&lt;=&gt; ⌐(ɑ </text:span><text:span text:style-name="T28">˄</text:span><text:span text:style-name="T27"> </text:span><text:span text:style-name="T67">β) </text:span><text:span text:style-name="T27">v ɑ</text:span><text:span text:style-name="T67"> </text:span><text:span text:style-name="T68">&lt;=&gt; </text:span><text:span text:style-name="T69">(</text:span><text:span text:style-name="T67">⌐ɑ </text:span><text:span text:style-name="T68"><text:s/></text:span><text:span text:style-name="T27">v ⌐β</text:span><text:span text:style-name="T29">)</text:span><text:span text:style-name="T27"> v </text:span><text:span text:style-name="T67">ɑ </text:span><text:span text:style-name="T68">&lt;=&gt; </text:span><text:span text:style-name="T63">(</text:span><text:span text:style-name="T62">⌐ɑ </text:span><text:span text:style-name="T27">v </text:span><text:span text:style-name="T62">ɑ</text:span><text:span text:style-name="T63">)</text:span><text:span text:style-name="T62"> </text:span><text:span text:style-name="T27">v</text:span><text:span text:style-name="T62"> </text:span><text:span text:style-name="T27">⌐β</text:span><text:span text:style-name="T62"> </text:span><text:span text:style-name="T63">&lt;=&gt; ⊤ </text:span><text:span text:style-name="T27">v</text:span><text:span text:style-name="T62"> </text:span><text:span text:style-name="T27">⌐β</text:span><text:span text:style-name="T62"> </text:span><text:span text:style-name="T63">&lt;=&gt; ⊤</text:span></text:p>
      <text:p text:style-name="P1"><text:span text:style-name="T64">Provamos assim que </text:span><text:span text:style-name="T65">ɑ→(ɑ </text:span><text:span text:style-name="T31">v</text:span><text:span text:style-name="T64"> </text:span><text:span text:style-name="T65">β) </text:span><text:span text:style-name="T64">é equivalente ao verum e portanto uma tautologia.</text:span></text:p>
      <text:p text:style-name="P1"><text:span text:style-name="T64"/></text:p>
      <text:p text:style-name="P4"><text:span text:style-name="T20">2 - </text:span><text:span text:style-name="T52">Sejam os conjuntos </text:span><text:span text:style-name="T20"><draw:frame draw:style-name="fr2" draw:name="Figura11" text:anchor-type="as-char" svg:width="3.44cm" svg:height="0.556cm" draw:z-index="3"><draw:image xlink:href="https://chart.googleapis.com/chart?cht=tx&amp;chf=a,s,000000%7Cbg,s,FFFFFF00&amp;chl=A%3D%5C%7Bn%20%5Cin%20%5Cmathbb%7BN%7D%20%5Cmid%20n%20%5Cleq%208%20%5C%7D" xlink:type="simple" xlink:show="embed" xlink:actuate="onLoad" loext:mime-type="image/png"/><svg:title>A=\{n \in \mathbb{N} \mid n \leq 8 \}</svg:title></draw:frame></text:span><text:span text:style-name="T52"> e </text:span><text:span text:style-name="T20"><draw:frame draw:style-name="fr2" draw:name="Figura12" text:anchor-type="as-char" svg:width="4.604cm" svg:height="0.556cm" draw:z-index="4"><draw:image xlink:href="Pictures/10000201000000AE000000158C948F67393A0E81.png" xlink:type="simple" xlink:show="embed" xlink:actuate="onLoad" loext:mime-type="image/png"/><svg:title>B=\{n \in \mathbb{Z} \mid  - 5 \leq n \leq 5\}</svg:title></draw:frame></text:span><text:span text:style-name="T52">. Liste os elementos do conjunto: </text:span><text:span text:style-name="T52"><draw:frame draw:style-name="fr1" draw:name="Figura13" text:anchor-type="as-char" svg:width="3.893cm" svg:height="0.524cm" draw:z-index="5"><draw:image xlink:href="https://chart.googleapis.com/chart?cht=tx&amp;chf=a,s,000000%7Cbg,s,FFFFFF00&amp;chl=D%3D(A%20-%20B)%5Ccup%20(B%20-%20A)" xlink:type="simple" xlink:show="embed" xlink:actuate="onLoad" loext:mime-type="image/png"/><svg:title>D=(A - B)\cup (B - A)</svg:title></draw:frame></text:span><text:span text:style-name="T52"> </text:span></text:p>
      <text:p text:style-name="P5"><text:span text:style-name="T52">Pela definição, temos que A={0,1,2,3,4,5,6,7,8} e B={-5,-4,-3,-2,-1,0,1,2,3,4,5} ,logo <text:s/></text:span><text:span text:style-name="T55">A –</text:span><text:span text:style-name="T52"> </text:span><text:span text:style-name="T54">B ={</text:span><text:span text:style-name="T52">6,7,8}</text:span><text:span text:style-name="T54"> e B – A = {</text:span><text:span text:style-name="T52">-5,-4,-3,-2,-1</text:span><text:span text:style-name="T54">} e portanto <text:s/>(</text:span><text:span text:style-name="T55">A –</text:span><text:span text:style-name="T52"> </text:span><text:span text:style-name="T54">B)</text:span><text:span text:style-name="T55">∩</text:span><text:span text:style-name="T54">(B – A )= {</text:span><text:span text:style-name="T52">-5,-4,-3,-2,-1,6,7,8</text:span><text:span text:style-name="T54">}.</text:span></text:p>
      <text:p text:style-name="P4"><text:span text:style-name="T53">3 - Diga que propriedades, dentre reflexividade, simetria e transitividade, tem a relação:  </text:span><text:span text:style-name="T53"><draw:frame draw:style-name="fr2" draw:name="Figura14" text:anchor-type="as-char" svg:width="3.545cm" svg:height="0.582cm" draw:z-index="6"><draw:image xlink:href="Pictures/100002010000008600000016AF83A16E190008F8.png" xlink:type="simple" xlink:show="embed" xlink:actuate="onLoad" loext:mime-type="image/png"/><svg:title>\{(x,y) \in \mathbb{R}^2 \mid x=y^2\}</svg:title></draw:frame></text:span><text:span text:style-name="T53"> </text:span></text:p>
      <text:p text:style-name="P11"><text:span text:style-name="T53">A </text:span><text:span text:style-name="T56">relação não é reflexiva pois, como contra exemplo, temos que 2</text:span><text:span text:style-name="T19">≠</text:span><text:span text:style-name="T51"> </text:span><text:span text:style-name="T56">2²=4..</text:span></text:p>
      <text:p text:style-name="P6"><text:span text:style-name="T51">A relação não é simétrica pois, como contra exemplo, temos que 4=2²,mas <text:s/>2</text:span><text:span text:style-name="T19">≠</text:span><text:span text:style-name="T51"> 4²=16.</text:span></text:p>
      <text:p text:style-name="P11"><text:span text:style-name="T56">A relação não é </text:span><text:span text:style-name="T57">transitiva</text:span><text:span text:style-name="T56"> pois, como contra exemplo, temos que <text:s/>16=4² e que <text:s/>4=2²,mas </text:span></text:p>
      <text:p text:style-name="P12"><text:span text:style-name="T51">16</text:span><text:span text:style-name="T23">≠</text:span><text:span text:style-name="T19">2².</text:span></text:p>
      <text:p text:style-name="P4"><text:span text:style-name="T54">4 - </text:span><text:span text:style-name="T53">Verifique se a seguinte função é injetora, sobrejetora e/ou bijetora e, se<text:line-break/>possível, determine a sua função inversa: </text:span><text:span text:style-name="T53"><draw:frame draw:style-name="fr2" draw:name="Figura15" text:anchor-type="as-char" svg:width="1.879cm" svg:height="0.476cm" draw:z-index="7"><draw:image xlink:href="Pictures/1000020100000047000000120CAAF3AC407F2E74.png" xlink:type="simple" xlink:show="embed" xlink:actuate="onLoad" loext:mime-type="image/png"/><svg:title>f:N\rightarrow N</svg:title></draw:frame></text:span><text:span text:style-name="T53"> tal que </text:span><text:span text:style-name="T53"><draw:frame draw:style-name="fr2" draw:name="Figura16" text:anchor-type="as-char" svg:width="2.355cm" svg:height="0.503cm" draw:z-index="8"><draw:image xlink:href="https://chart.googleapis.com/chart?cht=tx&amp;chf=a,s,000000%7Cbg,s,FFFFFF00&amp;chl=f(n)%3Dn%5Cdiv%202" xlink:type="simple" xlink:show="embed" xlink:actuate="onLoad" loext:mime-type="image/png"/><svg:title>f(n)=n\div 2</svg:title></draw:frame></text:span><text:span text:style-name="T53">, onde ``</text:span><text:span text:style-name="T53"><draw:frame draw:style-name="fr2" draw:name="Figura17" text:anchor-type="as-char" svg:width="0.344cm" svg:height="0.318cm" draw:z-index="9"><draw:image xlink:href="https://chart.googleapis.com/chart?cht=tx&amp;chf=a,s,000000%7Cbg,s,FFFFFF00&amp;chl=%5Cdiv" xlink:type="simple" xlink:show="embed" xlink:actuate="onLoad" loext:mime-type="image/png"/><svg:title>\div</svg:title></draw:frame></text:span><text:span text:style-name="T53">'' e divisao inteira. </text:span></text:p>
      <text:p text:style-name="P7"><text:span text:style-name="T53">f</text:span><text:span text:style-name="T51">(n) não é injetora,pois, por contra exemplo, temos que 0=x1</text:span><text:span text:style-name="T19">≠</text:span><text:span text:style-name="T51">x2=1 mas f(0)=f(1)=0.</text:span></text:p>
      <text:p text:style-name="P8"><text:span text:style-name="T51">f(n) é sobrejetora </text:span><text:span text:style-name="T21">pois </text:span><text:span text:style-name="T22">para todo</text:span><text:span text:style-name="T21"> y∈ </text:span><text:span text:style-name="T20">N,</text:span><text:span text:style-name="T22">temos encontrar</text:span><text:span text:style-name="T21"> <text:s/>f(n)=y:</text:span></text:p>
      <text:p text:style-name="P13"><text:span text:style-name="T21">y</text:span><text:span text:style-name="T22">=</text:span><text:span text:style-name="T21"> f(n</text:span><text:span text:style-name="T22">) &lt;=&gt; </text:span><text:span text:style-name="T21">y</text:span><text:span text:style-name="T22">=n</text:span><text:span text:style-name="T21">÷</text:span><text:span text:style-name="T22">2&lt;=&gt;2*y=n</text:span></text:p>
      <text:p text:style-name="P9"><text:span text:style-name="T22">A</text:span><text:span text:style-name="T19">ssim, qualquer</text:span><text:span text:style-name="T21"> y∈ </text:span><text:span text:style-name="T20">N </text:span><text:span text:style-name="T19">possui um n tal que f(n)=y.</text:span></text:p>
      <text:p text:style-name="P14"><text:span text:style-name="T24">f(n) não é bijetora pois não é simultaneamente injetora e sobrejetora,logo sua função inversa <text:s/>não existe.</text:span></text:p>
      <text:p text:style-name="P4"><text:span text:style-name="T20">5 - </text:span><text:span text:style-name="T52">De uma definicao recursiva  de </text:span><text:span text:style-name="T20"><draw:frame draw:style-name="fr1" draw:name="Figura8" text:anchor-type="as-char" svg:width="1.997cm" svg:height="0.67cm" draw:z-index="0"><draw:image xlink:href="https://chart.googleapis.com/chart?cht=tx&amp;chf=a,s,000000%7Cbg,s,FFFFFF00&amp;chl=f%20%3A%20N%20%5Crightarrow%20N" xlink:type="simple" xlink:show="embed" xlink:actuate="onLoad" loext:mime-type="image/png"/><svg:title>f : N \rightarrow N</svg:title></draw:frame></text:span><text:span text:style-name="T52">, onde </text:span><text:span text:style-name="T20"><draw:frame draw:style-name="fr2" draw:name="Figura9" text:anchor-type="as-char" svg:width="2.91cm" svg:height="0.688cm" draw:z-index="1"><draw:image xlink:href="Pictures/100002010000006E0000001A94ED9ED6A7D584AE.png" xlink:type="simple" xlink:show="embed" xlink:actuate="onLoad" loext:mime-type="image/png"/><svg:title>f(n) = \sum^n_{k=1} k</svg:title></draw:frame></text:span><text:span text:style-name="T52">.</text:span><text:span text:style-name="T20"> </text:span></text:p>
      <text:p text:style-name="P4"><text:span text:style-name="T25">Vamos provar por indução que </text:span><text:span text:style-name="T26">a hipótese de que </text:span><text:span text:style-name="T25">f(n)= f(n-1)+n, f(</text:span><text:span text:style-name="T26">0</text:span><text:span text:style-name="T25">)=</text:span><text:span text:style-name="T26">0</text:span><text:span text:style-name="T25"> é uma definição recursiva para a fórmula </text:span><text:span text:style-name="T26">f(n)=(</text:span><text:span text:style-name="T45">∑k, k=1</text:span><text:span text:style-name="T34">→</text:span><text:span text:style-name="T35">n</text:span><text:span text:style-name="T32">)</text:span><text:span text:style-name="T35"> </text:span><text:span text:style-name="T32">é verdadeira:</text:span></text:p>
      <text:p text:style-name="P15"><text:span text:style-name="T35">P</text:span><text:span text:style-name="T30">ara n=0, temos que f(0)=0 e que (</text:span><text:span text:style-name="T45">∑k, k=1</text:span><text:span text:style-name="T34">→</text:span><text:span text:style-name="T35">n</text:span><text:span text:style-name="T30">)</text:span><text:span text:style-name="T35"> </text:span><text:span text:style-name="T30">= 0, logo o passa base é valido.</text:span></text:p>
      <text:p text:style-name="P15"><text:span text:style-name="T30">Suponha que f(n)= </text:span><text:span text:style-name="T35">f(n-1)+n</text:span><text:span text:style-name="T30">=(</text:span><text:span text:style-name="T45">∑k, k=1</text:span><text:span text:style-name="T34">→</text:span><text:span text:style-name="T35">n</text:span><text:span text:style-name="T30">)</text:span><text:span text:style-name="T35">. </text:span><text:span text:style-name="T30">Vamos provar que a igualdade é válida também para f(n+1):</text:span></text:p>
      <text:p text:style-name="P15"><text:span text:style-name="T44">f(n+1)=(</text:span><text:span text:style-name="T45">∑k, k=1</text:span><text:span text:style-name="T34">→</text:span><text:span text:style-name="T35">n</text:span><text:span text:style-name="T30">)+1=(</text:span><text:span text:style-name="T45">∑k, k=1</text:span><text:span text:style-name="T34">→</text:span><text:span text:style-name="T35">n</text:span><text:span text:style-name="T30">)+n=f(n)+n</text:span></text:p>
      <text:p text:style-name="P4"><text:span text:style-name="T32">Logo, pelo passo da indução provamos nossa hipótese.</text:span></text:p>
      <text:p text:style-name="P10"><text:span text:style-name="T33">6 - </text:span><text:span text:style-name="T58">Prove por indução que, para todo numero natural </text:span><text:span text:style-name="T32"><draw:frame draw:style-name="fr1" draw:name="Figura18" text:anchor-type="as-char" svg:width="5.546cm" svg:height="0.695cm" draw:z-index="10"><draw:image xlink:href="https://chart.googleapis.com/chart?cht=tx&amp;chf=a,s,000000%7Cbg,s,FFFFFF00&amp;chl=n%20%20%5Cgeq%20%200%2C%20%5Csum%5En_%7Bk%3D0%7D%20k%5E2%20%3D%20n(n%20%2B%201)(2n%20%2B%201)%2F6" xlink:type="simple" xlink:show="embed" xlink:actuate="onLoad" loext:mime-type="image/png"/><svg:title>n  \geq  0, \sum^n_{k=0} k^2 = n(n + 1)(2n + 1)/6</svg:title></draw:frame></text:span><text:span text:style-name="T32"> </text:span></text:p>
      <text:p text:style-name="P10"><text:soft-page-break/><text:span text:style-name="T32">P</text:span><text:span text:style-name="T36">ara n=0 a afirmação é válida, pois temos que </text:span><text:span text:style-name="T32">(</text:span><text:span text:style-name="T45">∑k</text:span><text:span text:style-name="T46">²</text:span><text:span text:style-name="T45">, k=1</text:span><text:span text:style-name="T34">→</text:span><text:span text:style-name="T36">0</text:span><text:span text:style-name="T32">)</text:span><text:span text:style-name="T36">=0 e que</text:span><text:span text:style-name="T35"> <text:s/></text:span><text:span text:style-name="T36">0*(0+1)*(2*0+1)/6=0.</text:span></text:p>
      <text:p text:style-name="P10"><text:span text:style-name="T36">Suponha que <text:s/></text:span><text:span text:style-name="T32">(</text:span><text:span text:style-name="T45">∑k</text:span><text:span text:style-name="T46">²</text:span><text:span text:style-name="T45">, k=1</text:span><text:span text:style-name="T34">→</text:span><text:span text:style-name="T36">n</text:span><text:span text:style-name="T32">)</text:span><text:span text:style-name="T36">=</text:span><text:span text:style-name="T35"> </text:span><text:span text:style-name="T36">n*(n+1)*(2n+1)/6 é valida </text:span><text:span text:style-name="T37">para </text:span><text:span text:style-name="T36">n. Quermos provar que é válida também para n+1:</text:span></text:p>
      <text:p text:style-name="P16"><text:span text:style-name="T30"><text:s/></text:span><text:span text:style-name="T32">(</text:span><text:span text:style-name="T45">∑k</text:span><text:span text:style-name="T44">²</text:span><text:span text:style-name="T45">, k=1</text:span><text:span text:style-name="T34">→</text:span><text:span text:style-name="T30">n+1</text:span><text:span text:style-name="T32">) </text:span><text:span text:style-name="T30">&lt;=&gt; </text:span><text:span text:style-name="T32">(</text:span><text:span text:style-name="T45">∑k</text:span><text:span text:style-name="T44">²</text:span><text:span text:style-name="T45">, k=1</text:span><text:span text:style-name="T34">→</text:span><text:span text:style-name="T30">n</text:span><text:span text:style-name="T32">)</text:span><text:span text:style-name="T30">+(n+1)² &lt;=&gt; n*(n+1)*(2n+1)/6+(n+1)² &lt;=&gt; (n*(n+1)*(2n+1)+6*(n+1)²)/6 &lt;=&gt;(n+1)*(n*(2n+1)+6(n+1)/6 &lt;=&gt; (n+1)*</text:span><text:span text:style-name="T37">(2n²+7n+6)</text:span><text:span text:style-name="T30">/6</text:span></text:p>
      <text:p text:style-name="P16"><text:span text:style-name="T32">&lt;</text:span><text:span text:style-name="T37">=&gt;</text:span><text:span text:style-name="T36">(n+1)*</text:span><text:span text:style-name="T37">((n+2)*(2n+3))</text:span><text:span text:style-name="T36">/6 </text:span><text:span text:style-name="T37">&lt;=&gt; (n+1)*((n+1)+1)*(2*(n+1)+1)/6.</text:span></text:p>
      <text:p text:style-name="P17"><text:span text:style-name="T30">Provamos que a afirmação é valida para n=0 e que se n é válida para n é valida para n+1. Logo pelo processo indutivo provamos que a afirmação é válida para n ∈ </text:span><text:span text:style-name="T38">N.</text:span></text:p>
      <text:p text:style-name="P18"><text:span text:style-name="T60">7 - </text:span><text:span text:style-name="T59">Descreva formalmente a linguagem sobre o alfabeto </text:span><text:span text:style-name="T38"><draw:frame draw:style-name="fr1" draw:name="Figura19" text:anchor-type="as-char" svg:width="1.997cm" svg:height="0.704cm" draw:z-index="11"><draw:image xlink:href="https://chart.googleapis.com/chart?cht=tx&amp;chf=a,s,000000%7Cbg,s,FFFFFF00&amp;chl=%24%5CSigma%20%3D%20%5C%7B0%2C%201%5C%7D%24" xlink:type="simple" xlink:show="embed" xlink:actuate="onLoad" loext:mime-type="image/png"/><svg:title>$\Sigma = \{0, 1\}$</svg:title></draw:frame></text:span><text:span text:style-name="T59">: O conjunto das palavras com, no mínimo, um 0.</text:span></text:p>
      <text:p text:style-name="P20"><text:span text:style-name="T41">A linguagem acima pode ser formalizada como</text:span><text:span text:style-name="T40"> </text:span><text:span text:style-name="T38">L</text:span><text:span text:style-name="T39">={λ,0,1}*{0}{</text:span><text:span text:style-name="T30">λ,</text:span><text:span text:style-name="T39">0,1}*. </text:span><text:span text:style-name="T41">Podemos ver que independentemente de </text:span><text:span text:style-name="T39">{</text:span><text:span text:style-name="T41">λ,</text:span><text:span text:style-name="T39">0,1}*,</text:span><text:span text:style-name="T41">as palavras sempre terão </text:span><text:span text:style-name="T39">{0}, </text:span><text:span text:style-name="T41">logo possuem,no mínimo, um 0.</text:span></text:p>
      <text:p text:style-name="P21"><text:span text:style-name="T39">8 - </text:span><text:span text:style-name="T61">Construa gramatica para a linguagem: </text:span><text:span text:style-name="T39"><draw:frame draw:style-name="fr1" draw:name="Figura20" text:anchor-type="as-char" svg:width="2.318cm" svg:height="0.593cm" draw:z-index="12"><draw:image xlink:href="https://chart.googleapis.com/chart?cht=tx&amp;chf=a,s,000000%7Cbg,s,FFFFFF00&amp;chl=%24%5C%7Ba%5Enb%5En%20%5Cmid%20n%20%20%5Cin%20%20%5Cmathbb%7BN%7D%5C%7D%24" xlink:type="simple" xlink:show="embed" xlink:actuate="onLoad" loext:mime-type="image/png"/><svg:title>$\{a^nb^n \mid n  \in  \mathbb{N}\}$</svg:title></draw:frame></text:span><text:span text:style-name="T39"> </text:span></text:p>
      <text:p text:style-name="P22"><text:span text:style-name="T10">Seja a gramática ({A}, {a, b}, R, A} </text:span><text:span text:style-name="T6">em que R contem as duas regras A </text:span><text:span text:style-name="T2">→ </text:span><text:span text:style-name="T6">aAb | </text:span><text:span text:style-name="T5">λ. </text:span><text:span text:style-name="T6">Temos que a linguagem gerada pela gramática é L={ </text:span><text:span text:style-name="T9">A=</text:span><text:span text:style-name="T47">ⁿ</text:span><text:span text:style-name="T9">&gt; a</text:span><text:span text:style-name="T48">ⁿ</text:span><text:span text:style-name="T43"> </text:span><text:span text:style-name="T9">b</text:span><text:span text:style-name="T47">ⁿ</text:span><text:span text:style-name="T9"> | n</text:span><text:span text:style-name="T3">∈ </text:span><text:span text:style-name="T4">N</text:span><text:span text:style-name="T9">} que é equivalente a L={a</text:span><text:span text:style-name="T47">ⁿ</text:span><text:span text:style-name="T9"> b</text:span><text:span text:style-name="T47">ⁿ</text:span><text:span text:style-name="T9"> | n</text:span><text:span text:style-name="T3">∈ </text:span><text:span text:style-name="T4">N</text:span><text:span text:style-name="T9">}.</text:span></text:p>
      <text:p text:style-name="P19"><text:span text:style-name="T39"/></text:p>
      <text:p text:style-name="P4"><text:span text:style-name="T3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" svg:font-family="'Open Sans', sans-serif"/>
    <style:font-face style:name="arial" svg:font-family="arial, sans-serif"/>
    <style:font-face style:name="Liberation Serif1" svg:font-family="'Liberation Serif'" style:font-family-generic="roman"/>
    <style:font-face style:name="Arial1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7T09:11:50.726000000</meta:creation-date>
    <dc:date>2021-04-07T12:48:34.955000000</dc:date>
    <meta:editing-duration>PT3M53S</meta:editing-duration>
    <meta:editing-cycles>2</meta:editing-cycles>
    <meta:generator>LibreOffice/6.4.7.2$Windows_X86_64 LibreOffice_project/639b8ac485750d5696d7590a72ef1b496725cfb5</meta:generator>
    <meta:document-statistic meta:table-count="0" meta:image-count="13" meta:object-count="0" meta:page-count="2" meta:paragraph-count="33" meta:word-count="508" meta:character-count="2873" meta:non-whitespace-character-count="2391"/>
  </office:meta>
</office:document-meta>
</file>